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9-2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8-2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7-2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6-1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5-1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0224" calcext:value-type="float">
            <text:p>-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4-03-2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12-2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2704" calcext:value-type="float">
            <text:p>-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11-1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10-2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0072" calcext:value-type="float">
            <text:p>-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9-2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8-2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7-1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6-2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5-1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8304" calcext:value-type="float">
            <text:p>-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3-1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5504" calcext:value-type="float">
            <text:p>-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2-1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5224" calcext:value-type="float">
            <text:p>-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3-01-2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12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3896" calcext:value-type="float">
            <text:p>-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11-17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10-1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9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8-2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7-2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6-1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284" calcext:value-type="float">
            <text:p>-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5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7888" calcext:value-type="float">
            <text:p>-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3-3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0872" calcext:value-type="float">
            <text:p>-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2-1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47248" calcext:value-type="float">
            <text:p>-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2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7" calcext:value-type="float">
            <text:p>-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12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98152" calcext:value-type="float">
            <text:p>-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11-2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10-3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9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8-2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7-15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5944" calcext:value-type="float">
            <text:p>-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6-2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5704" calcext:value-type="float">
            <text:p>-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5-2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61192" calcext:value-type="float">
            <text:p>-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4-2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9104" calcext:value-type="float">
            <text:p>-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3-1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37192" calcext:value-type="float">
            <text:p>-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2-2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6236" calcext:value-type="float">
            <text:p>-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1-01-1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11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10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9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76" calcext:value-type="float">
            <text:p>-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8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0096" calcext:value-type="float">
            <text:p>-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7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6-18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5-1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4-2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3-2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14632" calcext:value-type="float">
            <text:p>-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20-02-1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28704" calcext:value-type="float">
            <text:p>-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12-11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2952" calcext:value-type="float">
            <text:p>-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11-1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6472" calcext:value-type="float">
            <text:p>-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10-1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944" calcext:value-type="float">
            <text:p>-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9-17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8-0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188" calcext:value-type="float">
            <text:p>-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7-0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6-1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5-08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3472" calcext:value-type="float">
            <text:p>-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4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9764" calcext:value-type="float">
            <text:p>-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9-03-1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4524" calcext:value-type="float">
            <text:p>-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12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5632" calcext:value-type="float">
            <text:p>-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11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10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9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8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7-13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6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5-1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4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3-09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92384" calcext:value-type="float">
            <text:p>-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8-01-1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88752" calcext:value-type="float">
            <text:p>-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12-1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11-09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1376" calcext:value-type="float">
            <text:p>-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10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03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70792" calcext:value-type="float">
            <text:p>-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02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6904" calcext:value-type="float">
            <text:p>-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7-01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71048" calcext:value-type="float">
            <text:p>-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6-12-0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632" calcext:value-type="float">
            <text:p>-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6-10-07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6-09-1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10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9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8-13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7-1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6-1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0336" calcext:value-type="float">
            <text:p>-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5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14176" calcext:value-type="float">
            <text:p>-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4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6416" calcext:value-type="float">
            <text:p>-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3-1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936" calcext:value-type="float">
            <text:p>-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2-1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7376" calcext:value-type="float">
            <text:p>-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4-01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2176" calcext:value-type="float">
            <text:p>-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11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10-0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8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7-2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6-1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064" calcext:value-type="float">
            <text:p>-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5-14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888" calcext:value-type="float">
            <text:p>-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4-2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0224" calcext:value-type="float">
            <text:p>-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3-03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3824" calcext:value-type="float">
            <text:p>-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11-1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10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9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8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5136" calcext:value-type="float">
            <text:p>-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6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6416" calcext:value-type="float">
            <text:p>-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5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652" calcext:value-type="float">
            <text:p>-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4-1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6768" calcext:value-type="float">
            <text:p>-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3-2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9672" calcext:value-type="float">
            <text:p>-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2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97056" calcext:value-type="float">
            <text:p>-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2-01-1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12-1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5936" calcext:value-type="float">
            <text:p>-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11-3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7856" calcext:value-type="float">
            <text:p>-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10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9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8-1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7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6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5-1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2416" calcext:value-type="float">
            <text:p>-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4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54384" calcext:value-type="float">
            <text:p>-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3-0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89536" calcext:value-type="float">
            <text:p>-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2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62816" calcext:value-type="float">
            <text:p>-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1-01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39856" calcext:value-type="float">
            <text:p>-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12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256" calcext:value-type="float">
            <text:p>-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11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10-1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8224" calcext:value-type="float">
            <text:p>-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9-2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1752" calcext:value-type="float">
            <text:p>-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8-1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5856" calcext:value-type="float">
            <text:p>-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7-1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37776" calcext:value-type="float">
            <text:p>-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6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296" calcext:value-type="float">
            <text:p>-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5-1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3292" calcext:value-type="float">
            <text:p>-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4-1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77216" calcext:value-type="float">
            <text:p>-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3-1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02896" calcext:value-type="float">
            <text:p>-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01856" calcext:value-type="float">
            <text:p>-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10-01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6496" calcext:value-type="float">
            <text:p>-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12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65208" calcext:value-type="float">
            <text:p>-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11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5376" calcext:value-type="float">
            <text:p>-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10-1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9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8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908" calcext:value-type="float">
            <text:p>-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6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60736" calcext:value-type="float">
            <text:p>-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5-1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24032" calcext:value-type="float">
            <text:p>-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94592" calcext:value-type="float">
            <text:p>-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72416" calcext:value-type="float">
            <text:p>-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02896" calcext:value-type="float">
            <text:p>-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15216" calcext:value-type="float">
            <text:p>-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68256" calcext:value-type="float">
            <text:p>-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5296" calcext:value-type="float">
            <text:p>-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8-1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54896" calcext:value-type="float">
            <text:p>-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7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3664" calcext:value-type="float">
            <text:p>-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6256" calcext:value-type="float">
            <text:p>-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81616" calcext:value-type="float">
            <text:p>-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4-1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87328" calcext:value-type="float">
            <text:p>-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8-03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14176" calcext:value-type="float">
            <text:p>-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7-06-1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82272" calcext:value-type="float">
            <text:p>-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56008" calcext:value-type="float">
            <text:p>-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82272" calcext:value-type="float">
            <text:p>-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02696" calcext:value-type="float">
            <text:p>-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1712" calcext:value-type="float">
            <text:p>-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1072" calcext:value-type="float">
            <text:p>-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3564" calcext:value-type="float">
            <text:p>-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3848" calcext:value-type="float">
            <text:p>-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14888" calcext:value-type="float">
            <text:p>-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18136" calcext:value-type="float">
            <text:p>-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2632" calcext:value-type="float">
            <text:p>-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528" calcext:value-type="float">
            <text:p>-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63528" calcext:value-type="float">
            <text:p>-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3024" calcext:value-type="float">
            <text:p>-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1288" calcext:value-type="float">
            <text:p>-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3648" calcext:value-type="float">
            <text:p>-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7072" calcext:value-type="float">
            <text:p>-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016" calcext:value-type="float">
            <text:p>-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7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184" calcext:value-type="float">
            <text:p>-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6904" calcext:value-type="float">
            <text:p>-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97864" calcext:value-type="float">
            <text:p>-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22248" calcext:value-type="float">
            <text:p>-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90248" calcext:value-type="float">
            <text:p>-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1288" calcext:value-type="float">
            <text:p>-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252" calcext:value-type="float">
            <text:p>-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4608" calcext:value-type="float">
            <text:p>-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6216" calcext:value-type="float">
            <text:p>-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3584" calcext:value-type="float">
            <text:p>-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3104" calcext:value-type="float">
            <text:p>-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3104" calcext:value-type="float">
            <text:p>-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888" calcext:value-type="float">
            <text:p>-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368" calcext:value-type="float">
            <text:p>-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0432" calcext:value-type="float">
            <text:p>-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200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7112" calcext:value-type="float">
            <text:p>-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31392" calcext:value-type="float">
            <text:p>-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5192" calcext:value-type="float">
            <text:p>-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84" calcext:value-type="float">
            <text:p>-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74064" calcext:value-type="float">
            <text:p>-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12" calcext:value-type="float">
            <text:p>-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38432" calcext:value-type="float">
            <text:p>-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0816" calcext:value-type="float">
            <text:p>-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569952" calcext:value-type="float">
            <text:p>-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41936" calcext:value-type="float">
            <text:p>-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09632" calcext:value-type="float">
            <text:p>-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928" calcext:value-type="float">
            <text:p>-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04" calcext:value-type="float">
            <text:p>-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16" calcext:value-type="float">
            <text:p>-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3256" calcext:value-type="float">
            <text:p>-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5636" calcext:value-type="float">
            <text:p>-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396" calcext:value-type="float">
            <text:p>-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348" calcext:value-type="float">
            <text:p>-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872" calcext:value-type="float">
            <text:p>-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4112" calcext:value-type="float">
            <text:p>-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1064" calcext:value-type="float">
            <text:p>-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824" calcext:value-type="float">
            <text:p>-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3" calcext:value-type="float">
            <text:p>-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156" calcext:value-type="float">
            <text:p>-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6" calcext:value-type="float">
            <text:p>-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9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76" calcext:value-type="float">
            <text:p>-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2588" calcext:value-type="float">
            <text:p>-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8016" calcext:value-type="float">
            <text:p>-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192" calcext:value-type="float">
            <text:p>-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7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954" calcext:value-type="float">
            <text:p>-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4968" calcext:value-type="float">
            <text:p>-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54550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4.0208" calcext:value-type="float">
            <text:p>-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1" meta:object-count="0"/>
    <meta:user-defined meta:name="AppVersion">3.0</meta:user-defined>
  </office:meta>
</office:document-meta>
</file>